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24a0a"/>
    </style:style>
    <style:style style:name="P2" style:family="paragraph" style:parent-style-name="Standard">
      <style:text-properties officeooo:rsid="001167b4" officeooo:paragraph-rsid="001167b4"/>
    </style:style>
    <style:style style:name="P3" style:family="paragraph" style:parent-style-name="Standard">
      <style:text-properties officeooo:rsid="001167b4" officeooo:paragraph-rsid="0013681a"/>
    </style:style>
    <style:style style:name="P4" style:family="paragraph" style:parent-style-name="Standard">
      <style:text-properties officeooo:rsid="001167b4" officeooo:paragraph-rsid="0015179f"/>
    </style:style>
    <style:style style:name="P5" style:family="paragraph" style:parent-style-name="Standard">
      <style:text-properties officeooo:rsid="001167b4" officeooo:paragraph-rsid="00166a5c"/>
    </style:style>
    <style:style style:name="P6" style:family="paragraph" style:parent-style-name="Standard" style:list-style-name="L1">
      <style:text-properties officeooo:paragraph-rsid="001167b4"/>
    </style:style>
    <style:style style:name="P7" style:family="paragraph" style:parent-style-name="Standard" style:list-style-name="L1">
      <style:text-properties officeooo:paragraph-rsid="0013681a"/>
    </style:style>
    <style:style style:name="P8" style:family="paragraph" style:parent-style-name="Standard" style:list-style-name="L1">
      <style:text-properties officeooo:paragraph-rsid="0015179f"/>
    </style:style>
    <style:style style:name="P9" style:family="paragraph" style:parent-style-name="Standard" style:list-style-name="L1">
      <style:text-properties officeooo:rsid="00125874" officeooo:paragraph-rsid="00125874"/>
    </style:style>
    <style:style style:name="P10" style:family="paragraph" style:parent-style-name="Standard" style:list-style-name="L1">
      <style:text-properties officeooo:rsid="00125874" officeooo:paragraph-rsid="0013681a"/>
    </style:style>
    <style:style style:name="P11" style:family="paragraph" style:parent-style-name="Standard" style:list-style-name="L1">
      <style:text-properties officeooo:rsid="00125874" officeooo:paragraph-rsid="0015179f"/>
    </style:style>
    <style:style style:name="P12" style:family="paragraph" style:parent-style-name="Standard" style:list-style-name="L2">
      <style:text-properties officeooo:rsid="00125874" officeooo:paragraph-rsid="00125874"/>
    </style:style>
    <style:style style:name="P13" style:family="paragraph" style:parent-style-name="Standard" style:list-style-name="L2">
      <style:text-properties officeooo:rsid="00125874" officeooo:paragraph-rsid="00166a5c"/>
    </style:style>
    <style:style style:name="P14" style:family="paragraph" style:parent-style-name="Standard" style:list-style-name="L4">
      <style:text-properties officeooo:rsid="00125874" officeooo:paragraph-rsid="0013681a"/>
    </style:style>
    <style:style style:name="P15" style:family="paragraph" style:parent-style-name="Standard" style:list-style-name="L1">
      <style:text-properties officeooo:rsid="0013681a" officeooo:paragraph-rsid="0013681a"/>
    </style:style>
    <style:style style:name="P16" style:family="paragraph" style:parent-style-name="Standard" style:list-style-name="L1">
      <style:text-properties officeooo:rsid="0013681a" officeooo:paragraph-rsid="00136f50"/>
    </style:style>
    <style:style style:name="P17" style:family="paragraph" style:parent-style-name="Standard" style:list-style-name="L1">
      <style:text-properties officeooo:rsid="0013681a" officeooo:paragraph-rsid="0015179f"/>
    </style:style>
    <style:style style:name="P18" style:family="paragraph" style:parent-style-name="Standard" style:list-style-name="L2">
      <style:text-properties officeooo:rsid="0013681a" officeooo:paragraph-rsid="0013681a"/>
    </style:style>
    <style:style style:name="P19" style:family="paragraph" style:parent-style-name="Standard" style:list-style-name="L2">
      <style:text-properties officeooo:rsid="0013681a" officeooo:paragraph-rsid="00166a5c"/>
    </style:style>
    <style:style style:name="P20" style:family="paragraph" style:parent-style-name="Standard">
      <style:text-properties officeooo:rsid="0013681a" officeooo:paragraph-rsid="0013681a"/>
    </style:style>
    <style:style style:name="P21" style:family="paragraph" style:parent-style-name="Standard" style:list-style-name="L3">
      <style:text-properties officeooo:rsid="0013681a" officeooo:paragraph-rsid="0013681a"/>
    </style:style>
    <style:style style:name="P22" style:family="paragraph" style:parent-style-name="Standard" style:list-style-name="L4">
      <style:text-properties officeooo:rsid="0013681a" officeooo:paragraph-rsid="0013681a"/>
    </style:style>
    <style:style style:name="P23" style:family="paragraph" style:parent-style-name="Standard">
      <style:text-properties officeooo:rsid="0013681a" officeooo:paragraph-rsid="00136f50"/>
    </style:style>
    <style:style style:name="P24" style:family="paragraph" style:parent-style-name="Standard" style:list-style-name="L6">
      <style:text-properties officeooo:rsid="0013681a" officeooo:paragraph-rsid="00166a5c"/>
    </style:style>
    <style:style style:name="P25" style:family="paragraph" style:parent-style-name="Standard">
      <style:text-properties officeooo:paragraph-rsid="00166a5c"/>
    </style:style>
    <style:style style:name="P26" style:family="paragraph" style:parent-style-name="Standard">
      <style:paragraph-properties fo:break-before="page"/>
      <style:text-properties officeooo:rsid="001167b4" officeooo:paragraph-rsid="0013681a"/>
    </style:style>
    <style:style style:name="T1" style:family="text">
      <style:text-properties officeooo:rsid="001167b4"/>
    </style:style>
    <style:style style:name="T2" style:family="text">
      <style:text-properties officeooo:rsid="00124a0a"/>
    </style:style>
    <style:style style:name="T3" style:family="text">
      <style:text-properties officeooo:rsid="00125874"/>
    </style:style>
    <style:style style:name="T4" style:family="text">
      <style:text-properties officeooo:rsid="0013681a"/>
    </style:style>
    <style:style style:name="T5" style:family="text">
      <style:text-properties officeooo:rsid="00136f50"/>
    </style:style>
    <style:style style:name="T6" style:family="text">
      <style:text-properties officeooo:rsid="0015179f"/>
    </style:style>
    <style:style style:name="T7" style:family="text">
      <style:text-properties officeooo:rsid="00166a5c"/>
    </style:style>
    <style:style style:name="T8" style:family="text">
      <style:text-properties officeooo:rsid="0017f8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ndart case</text:p>
      <text:p text:style-name="P2">Main success scenario</text:p>
      <text:list xml:id="list1182852929" text:style-name="L1">
        <text:list-item>
          <text:p text:style-name="P9">User opens client</text:p>
        </text:list-item>
        <text:list-item>
          <text:p text:style-name="P6"><text:span text:style-name="T3">User logs in</text:span><text:span text:style-name="T1"> </text:span></text:p>
        </text:list-item>
        <text:list-item>
          <text:p text:style-name="P15">Client retrieves user information from the server</text:p>
        </text:list-item>
        <text:list-item>
          <text:p text:style-name="P15">Client asks for a session to join</text:p>
        </text:list-item>
        <text:list-item>
          <text:p text:style-name="P15">User inputs session identifier</text:p>
        </text:list-item>
        <text:list-item>
          <text:p text:style-name="P15">Client shows session files</text:p>
        </text:list-item>
        <text:list-item>
          <text:p text:style-name="P15">User can modify files</text:p>
        </text:list-item>
        <text:list-item>
          <text:p text:style-name="P15">Server will process file changes</text:p>
        </text:list-item>
        <text:list-item>
          <text:p text:style-name="P15">Client receive confirmation of changes</text:p>
        </text:list-item>
        <text:list-item>
          <text:p text:style-name="P15">User logs off</text:p>
        </text:list-item>
        <text:list-item>
          <text:p text:style-name="P15">Client disconect from server</text:p>
        </text:list-item>
        <text:list-item>
          <text:p text:style-name="P15">Client terminated</text:p>
        </text:list-item>
      </text:list>
      <text:p text:style-name="P2">Extensions</text:p>
      <text:p text:style-name="P1"><text:span text:style-name="T3">2</text:span><text:span text:style-name="T2">a: Customer </text:span><text:span text:style-name="T3">is not resgistered</text:span></text:p>
      <text:list xml:id="list249810570" text:style-name="L2">
        <text:list-item>
          <text:p text:style-name="P12">Client shows registration form</text:p>
        </text:list-item>
        <text:list-item>
          <text:p text:style-name="P18">User fills information and accepts user agrement</text:p>
        </text:list-item>
      </text:list>
      <text:p text:style-name="P20">10a: User interacts with files</text:p>
      <text:list xml:id="list2091743907" text:style-name="L3">
        <text:list-item>
          <text:p text:style-name="P21">User can modify files(Step 7)</text:p>
        </text:list-item>
      </text:list>
      <text:p text:style-name="P26"><text:span text:style-name="T5">Exception</text:span> case</text:p>
      <text:p text:style-name="P3">scenario <text:span text:style-name="T6">1</text:span></text:p>
      <text:list xml:id="list306268289" text:continue-list="list1182852929" text:style-name="L1">
        <text:list-item text:start-value="1">
          <text:p text:style-name="P10">User opens client</text:p>
        </text:list-item>
        <text:list-item>
          <text:p text:style-name="P7"><text:span text:style-name="T3">User logs in</text:span><text:span text:style-name="T1"> </text:span></text:p>
        </text:list-item>
        <text:list-item>
          <text:p text:style-name="P15">Client retrieves user information from the server</text:p>
        </text:list-item>
        <text:list-item>
          <text:p text:style-name="P15">Client asks for a session to join</text:p>
        </text:list-item>
        <text:list-item>
          <text:p text:style-name="P15">User inputs session identifier</text:p>
        </text:list-item>
        <text:list-item>
          <text:p text:style-name="P15">Client <text:span text:style-name="T5">does not </text:span>show session files <text:span text:style-name="T5">because user is not allowed in this session</text:span></text:p>
        </text:list-item>
        <text:list-item>
          <text:p text:style-name="P16">User inputs <text:span text:style-name="T5">new </text:span>session identifier</text:p>
        </text:list-item>
        <text:list-item>
          <text:p text:style-name="P15">User can modify files</text:p>
        </text:list-item>
        <text:list-item>
          <text:p text:style-name="P15">Server will process file changes</text:p>
        </text:list-item>
        <text:list-item>
          <text:p text:style-name="P15">Client receive confirmation of changes</text:p>
        </text:list-item>
        <text:list-item>
          <text:p text:style-name="P15">User logs off</text:p>
        </text:list-item>
        <text:list-item>
          <text:p text:style-name="P15">Client disconect from server</text:p>
        </text:list-item>
        <text:list-item>
          <text:p text:style-name="P15">Client terminated</text:p>
        </text:list-item>
      </text:list>
      <text:p text:style-name="P20"/>
      <text:p text:style-name="P4">scenario <text:span text:style-name="T6">2</text:span></text:p>
      <text:list xml:id="list646829786" text:continue-list="list306268289" text:style-name="L1">
        <text:list-item text:start-value="1">
          <text:p text:style-name="P11">User opens client</text:p>
        </text:list-item>
        <text:list-item>
          <text:p text:style-name="P8"><text:span text:style-name="T3">User logs in</text:span><text:span text:style-name="T1"> </text:span></text:p>
        </text:list-item>
        <text:list-item>
          <text:p text:style-name="P17">Client retrieves user information from the server</text:p>
        </text:list-item>
        <text:list-item>
          <text:p text:style-name="P17"><text:span text:style-name="T6">User</text:span> <text:span text:style-name="T6">inputs a session name</text:span></text:p>
        </text:list-item>
        <text:list-item>
          <text:p text:style-name="P17"><text:span text:style-name="T6">Client creates the session</text:span></text:p>
        </text:list-item>
        <text:list-item>
          <text:p text:style-name="P17"><text:span text:style-name="T6">User inputs the allowed users</text:span></text:p>
        </text:list-item>
        <text:list-item>
          <text:p text:style-name="P17"><text:span text:style-name="T6">Client shows empty session</text:span></text:p>
        </text:list-item>
        <text:list-item>
          <text:p text:style-name="P17"><text:span text:style-name="T6">User creates/</text:span><text:span text:style-name="T8">modifies</text:span><text:span text:style-name="T6"> files</text:span></text:p>
        </text:list-item>
        <text:list-item>
          <text:p text:style-name="P17">Server will process file changes</text:p>
        </text:list-item>
        <text:list-item>
          <text:p text:style-name="P17">Client receive confirmation of changes</text:p>
        </text:list-item>
        <text:list-item>
          <text:p text:style-name="P17">User logs off</text:p>
        </text:list-item>
        <text:list-item>
          <text:p text:style-name="P17">Client disconect from server</text:p>
        </text:list-item>
        <text:list-item>
          <text:p text:style-name="P17">Client terminated</text:p>
        </text:list-item>
      </text:list>
      <text:p text:style-name="P5">Extensions</text:p>
      <text:p text:style-name="P25"><text:span text:style-name="T4">1</text:span><text:span text:style-name="T7">1</text:span><text:span text:style-name="T4">a: User interacts with files</text:span></text:p>
      <text:list xml:id="list1521786018" text:style-name="L6">
        <text:list-item>
          <text:p text:style-name="P24">User can modify files(Step <text:span text:style-name="T8">8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roid Sans Fallback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1:09:05</meta:creation-date>
    <dc:date>2012-09-27T13:38:29</dc:date>
    <meta:editing-duration>PT15M37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2" meta:paragraph-count="52" meta:word-count="261" meta:character-count="1475" meta:non-whitespace-character-count="1305"/>
  </office:meta>
</office:document-meta>
</file>